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7.4479in" fo:margin-left="-0.566in" fo:margin-top="0in" fo:margin-bottom="0in" table:align="left"/>
    </style:style>
    <style:style style:name="Table1.A" style:family="table-column">
      <style:table-column-properties style:column-width="1.3847in"/>
    </style:style>
    <style:style style:name="Table1.B" style:family="table-column">
      <style:table-column-properties style:column-width="4.1458in"/>
    </style:style>
    <style:style style:name="Table1.C" style:family="table-column">
      <style:table-column-properties style:column-width="1.9174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0694in" fo:border="1pt solid #000000"/>
    </style:style>
    <style:style style:name="Table1.9" style:family="table-row">
      <style:table-row-properties style:min-row-height="0.5813in" fo:keep-together="auto"/>
    </style:style>
    <style:style style:name="P1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2" style:family="paragraph" style:parent-style-name="Standard" style:master-page-name="Standard">
      <style:paragraph-properties style:page-number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">Motors (x4)</text:p>
          </table:table-cell>
          <table:table-cell table:style-name="Table1.A1" office:value-type="string">
            <text:p text:style-name="P1">GHM-03 Spur Gear Head Motor</text:p>
          </table:table-cell>
          <table:table-cell table:style-name="Table1.A1" office:value-type="string">
            <text:p text:style-name="P1">Powered via H-Bridge</text:p>
          </table:table-cell>
        </table:table-row>
        <table:table-row table:style-name="Table1.1">
          <table:table-cell table:style-name="Table1.A1" office:value-type="string">
            <text:p text:style-name="P1">H-bridge (x4)</text:p>
          </table:table-cell>
          <table:table-cell table:style-name="Table1.A1" office:value-type="string">
            <text:p text:style-name="P1">Cytron MD10C Motor Drivers</text:p>
          </table:table-cell>
          <table:table-cell table:style-name="Table1.A1" office:value-type="string">
            <text:p text:style-name="P1">4x 12V Batteries each with 2 ports each</text:p>
          </table:table-cell>
        </table:table-row>
        <table:table-row table:style-name="Table1.1">
          <table:table-cell table:style-name="Table1.A1" office:value-type="string">
            <text:p text:style-name="P1">Arduino Uno (lower)</text:p>
          </table:table-cell>
          <table:table-cell table:style-name="Table1.A1" office:value-type="string">
            <text:p text:style-name="P1">MotorA - PWM Pin 11, Dir Pin 13, front left</text:p>
            <text:p text:style-name="P1">MotorB - PWM Pin 10, Dir Pin 12, Rear left</text:p>
            <text:p text:style-name="P1">MotorC - PWM Pin 9, Dir Pin 7, Front right</text:p>
            <text:p text:style-name="P1">MotorD - PWM Pin 6, Dir Pin 8, Rear right</text:p>
            <text:p text:style-name="P1">I2C to upper Arduino - Pins A4 (purple wire is in A4 which connects to black in extender in middle), A5 (white wire is in A5 which connects to red in extender in middle)</text:p>
          </table:table-cell>
          <table:table-cell table:style-name="Table1.A1" office:value-type="string">
            <text:p text:style-name="P1">Connected to 12V battery</text:p>
          </table:table-cell>
        </table:table-row>
        <table:table-row table:style-name="Table1.1">
          <table:table-cell table:style-name="Table1.A1" office:value-type="string">
            <text:p text:style-name="P1">Arduino Uno (upper)</text:p>
          </table:table-cell>
          <table:table-cell table:style-name="Table1.A1" office:value-type="string">
            <text:p text:style-name="P1">I2C to lower Arduino - Pins A4, A5</text:p>
            <text:p text:style-name="P1">Serial to Servo board - Pin 0 (orange Rx), Pin 1 (red Tx)</text:p>
            <text:p text:style-name="P1">Infrared sensor - digital pin 10</text:p>
            <text:p text:style-name="P1">Sonar pulse sensor - Trig pin 13, Echo pin 7</text:p>
            <text:p text:style-name="P1">Motion sensor - digital pin 12</text:p>
            <text:p text:style-name="P1">USB to Raspberry Pi 1</text:p>
          </table:table-cell>
          <table:table-cell table:style-name="Table1.A1" office:value-type="string">
            <text:p text:style-name="P1">Arduino connected to 12v battery</text:p>
            <text:p text:style-name="P1"/>
            <text:p text:style-name="P1">Sensors connected to ?</text:p>
          </table:table-cell>
        </table:table-row>
        <table:table-row table:style-name="Table1.1">
          <table:table-cell table:style-name="Table1.A1" office:value-type="string">
            <text:p text:style-name="P1">Servo control board Lynxmotion SSC32U</text:p>
          </table:table-cell>
          <table:table-cell table:style-name="Table1.A1" office:value-type="string">
            <text:p text:style-name="P1">Servo 0 - Turret with LCD</text:p>
            <text:p text:style-name="P1">Servo 1 - 6 - Robotic arm (6 degrees of freedom)</text:p>
            <text:p text:style-name="P1">Servo 7 - sonar sensor rotation</text:p>
            <text:p text:style-name="P1">Servo 8 - 10 - unused but wired</text:p>
          </table:table-cell>
          <table:table-cell table:style-name="Table1.A1" office:value-type="string">
            <text:p text:style-name="P1">Connected to 5V/2.1amp portable iphone battery pack</text:p>
          </table:table-cell>
        </table:table-row>
        <table:table-row table:style-name="Table1.1">
          <table:table-cell table:style-name="Table1.A1" office:value-type="string">
            <text:p text:style-name="P1">Raspberry Pi 1 (Voice AIY)</text:p>
          </table:table-cell>
          <table:table-cell table:style-name="Table1.A1" office:value-type="string">
            <text:p text:style-name="P1">USB to Arduino Uno (upper)</text:p>
            <text:p text:style-name="P1">GPIO to Voice Hat</text:p>
            <text:p text:style-name="P1">USB to Raspberry Pi 2</text:p>
            <text:p text:style-name="P1">USB to Raspberry Pi 3</text:p>
            <text:p text:style-name="P1">Root account password is Oreo27</text:p>
            <text:p text:style-name="P1">IP address</text:p>
          </table:table-cell>
          <table:table-cell table:style-name="Table1.A1" office:value-type="string">
            <text:p text:style-name="P1"/>
          </table:table-cell>
        </table:table-row>
        <table:table-row table:style-name="Table1.1">
          <table:table-cell table:style-name="Table1.A1" office:value-type="string">
            <text:p text:style-name="P1">Raspberry Pi 2 (Vision AIY)</text:p>
          </table:table-cell>
          <table:table-cell table:style-name="Table1.A1" office:value-type="string">
            <text:p text:style-name="P1">GPIO to Vision Hat</text:p>
            <text:p text:style-name="P1">USB to Raspberry Pi 1</text:p>
            <text:p text:style-name="P1">Default password of ‘raspberry’ </text:p>
            <text:p text:style-name="P1">IP address is 192.168.86.39</text:p>
          </table:table-cell>
          <table:table-cell table:style-name="Table1.A1" office:value-type="string">
            <text:p text:style-name="P1"/>
          </table:table-cell>
        </table:table-row>
        <table:table-row table:style-name="Table1.1">
          <table:table-cell table:style-name="Table1.A1" office:value-type="string">
            <text:p text:style-name="P1">Raspberry Pi 3 (LCD)</text:p>
          </table:table-cell>
          <table:table-cell table:style-name="Table1.A1" office:value-type="string">
            <text:p text:style-name="P1">GPIO to LCD</text:p>
            <text:p text:style-name="P1">USB to Raspberry Pi 1</text:p>
            <text:p text:style-name="P1">IP address</text:p>
            <text:p text:style-name="P1">Password</text:p>
          </table:table-cell>
          <table:table-cell table:style-name="Table1.A1" office:value-type="string">
            <text:p text:style-name="P1"/>
          </table:table-cell>
        </table:table-row>
        <table:table-row table:style-name="Table1.9">
          <table:table-cell table:style-name="Table1.A1" office:value-type="string">
            <text:p text:style-name="P1">Google API console</text:p>
          </table:table-cell>
          <table:table-cell table:style-name="Table1.A1" office:value-type="string">
            <text:p text:style-name="P1">Username</text:p>
            <text:p text:style-name="P1">Password</text:p>
          </table:table-cell>
          <table:table-cell table:style-name="Table1.A1" office:value-type="string">
            <text:p text:style-name="P1"/>
          </table:table-cell>
        </table:table-row>
        <table:table-row table:style-name="Table1.9">
          <table:table-cell table:style-name="Table1.A1" office:value-type="string">
            <text:p text:style-name="P1">Github</text:p>
          </table:table-cell>
          <table:table-cell table:style-name="Table1.A1" office:value-type="string">
            <text:p text:style-name="P1">Username <text:s/>orweingarten23@gmail.com</text:p>
            <text:p text:style-name="P1">Password <text:s/>Oreo27Tiburon16Sharks</text:p>
          </table:table-cell>
          <table:table-cell table:style-name="Table1.A1" office:value-type="string">
            <text:p text:style-name="P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0" meta:object-count="0" meta:page-count="1" meta:paragraph-count="51" meta:word-count="286" meta:character-count="1482" meta:non-whitespace-character-count="1244"/>
    <meta:generator>LibreOfficeDev/6.0.5.2$Linux_X86_64 LibreOffice_project/</meta:generator>
  </office:meta>
</office:document-meta>
</file>